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Theme_header_secondary_1" style:family="table-cell" style:display-name="Theme_header_secondary_1">
      <style:table-cell-properties fo:background-color="#ED7D31" fo:padding="2pt"/>
      <style:text-properties fo:font-family="Liberation Sans" fo:font-size="10pt" fo:color="#FFFFFF"/>
    </style:style>
    <style:style style:name="Theme_default_9" style:family="table-cell" style:display-name="Theme_default_9">
      <style:table-cell-properties fo:padding="2pt"/>
      <style:text-properties fo:font-family="Liberation Sans" fo:font-size="10pt" fo:color="#333333"/>
    </style:style>
    <style:style style:name="Theme_header_primary_15" style:family="table-cell" style:display-name="Theme_header_primary_15">
      <style:table-cell-properties fo:background-color="#4472C4" fo:padding="2pt"/>
      <style:text-properties fo:font-family="Liberation Sans" fo:font-size="10pt" fo:color="#FFFFFF"/>
    </style:style>
    <style:style style:name="Col_19" style:family="table-column" style:display-name="Col_19">
      <style:table-column-properties style:column-width="80pt"/>
    </style:style>
    <style:style style:name="Col_20" style:family="table-column" style:display-name="Col_20">
      <style:table-column-properties style:column-width="100pt"/>
    </style:style>
    <style:style style:name="Col_21" style:family="table-column" style:display-name="Col_21">
      <style:table-column-properties style:column-width="100pt"/>
    </style:style>
    <style:style style:name="Col_22" style:family="table-column" style:display-name="Col_22">
      <style:table-column-properties style:column-width="50pt"/>
    </style:style>
    <style:style style:name="Col_23" style:family="table-column" style:display-name="Col_23">
      <style:table-column-properties style:column-width="50pt"/>
    </style:style>
    <style:style style:name="Col_24" style:family="table-column" style:display-name="Col_24">
      <style:table-column-properties style:column-width="50pt"/>
    </style:style>
    <style:style style:name="Col_25" style:family="table-column" style:display-name="Col_25">
      <style:table-column-properties style:column-width="50pt"/>
    </style:style>
    <style:style style:name="Col_26" style:family="table-column" style:display-name="Col_26">
      <style:table-column-properties style:column-width="50pt"/>
    </style:style>
    <style:style style:name="Col_27" style:family="table-column" style:display-name="Col_27">
      <style:table-column-properties style:column-width="50pt"/>
    </style:style>
    <style:style style:name="Col_28" style:family="table-column" style:display-name="Col_28">
      <style:table-column-properties style:column-width="50pt"/>
    </style:style>
    <style:style style:name="Col_29" style:family="table-column" style:display-name="Col_29">
      <style:table-column-properties style:column-width="50pt"/>
    </style:style>
    <style:style style:name="Col_30" style:family="table-column" style:display-name="Col_30">
      <style:table-column-properties style:column-width="50pt"/>
    </style:style>
    <style:style style:name="Col_31" style:family="table-column" style:display-name="Col_31">
      <style:table-column-properties style:column-width="50pt"/>
    </style:style>
    <style:style style:name="Col_32" style:family="table-column" style:display-name="Col_32">
      <style:table-column-properties style:column-width="60pt"/>
    </style:style>
    <style:style style:name="Col_33" style:family="table-column" style:display-name="Col_33">
      <style:table-column-properties style:column-width="60pt"/>
    </style:style>
    <style:style style:name="Col_34" style:family="table-column" style:display-name="Col_34">
      <style:table-column-properties style:column-width="60pt"/>
    </style:style>
    <style:style style:name="Col_35" style:family="table-column" style:display-name="Col_35">
      <style:table-column-properties style:column-width="60pt"/>
    </style:style>
    <style:style style:name="Col_36" style:family="table-column" style:display-name="Col_36">
      <style:table-column-properties style:column-width="50pt"/>
    </style:style>
  </office:automatic-styles>
  <office:body>
    <office:spreadsheet>
      <table:table table:name="Grades">
        <table:table-column table:style-name="Col_19"/>
        <table:table-column table:style-name="Col_20"/>
        <table:table-column table:style-name="Col_21"/>
        <table:table-column table:style-name="Col_22"/>
        <table:table-column table:style-name="Col_23"/>
        <table:table-column table:style-name="Col_24"/>
        <table:table-column table:style-name="Col_25"/>
        <table:table-column table:style-name="Col_26"/>
        <table:table-column table:style-name="Col_27"/>
        <table:table-column table:style-name="Col_28"/>
        <table:table-column table:style-name="Col_29"/>
        <table:table-column table:style-name="Col_30"/>
        <table:table-column table:style-name="Col_31"/>
        <table:table-column table:style-name="Col_32"/>
        <table:table-column table:style-name="Col_33"/>
        <table:table-column table:style-name="Col_34"/>
        <table:table-column table:style-name="Col_35"/>
        <table:table-column table:style-name="Col_36"/>
        <table:table-row>
          <table:table-cell table:style-name="Theme_header_primary_15" table:number-columns-spanned="17" office:value-type="string">
            <text:p>GRADEBOOK: Python 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header_secondary_1" office:value-type="string">
            <text:p>ID</text:p>
          </table:table-cell>
          <table:table-cell table:style-name="Theme_header_secondary_1" office:value-type="string">
            <text:p>Last Name</text:p>
          </table:table-cell>
          <table:table-cell table:style-name="Theme_header_secondary_1" office:value-type="string">
            <text:p>First Name</text:p>
          </table:table-cell>
          <table:table-cell table:style-name="Theme_header_secondary_1" office:value-type="string">
            <text:p>HW1</text:p>
          </table:table-cell>
          <table:table-cell table:style-name="Theme_header_secondary_1" office:value-type="string">
            <text:p>HW2</text:p>
          </table:table-cell>
          <table:table-cell table:style-name="Theme_header_secondary_1" office:value-type="string">
            <text:p>HW3</text:p>
          </table:table-cell>
          <table:table-cell table:style-name="Theme_header_secondary_1" office:value-type="string">
            <text:p>HW4</text:p>
          </table:table-cell>
          <table:table-cell table:style-name="Theme_header_secondary_1" office:value-type="string">
            <text:p>HW5</text:p>
          </table:table-cell>
          <table:table-cell table:style-name="Theme_header_secondary_1" office:value-type="string">
            <text:p>HW6</text:p>
          </table:table-cell>
          <table:table-cell table:style-name="Theme_header_secondary_1" office:value-type="string">
            <text:p>HW7</text:p>
          </table:table-cell>
          <table:table-cell table:style-name="Theme_header_secondary_1" office:value-type="string">
            <text:p>HW8</text:p>
          </table:table-cell>
          <table:table-cell table:style-name="Theme_header_secondary_1" office:value-type="string">
            <text:p>HW9</text:p>
          </table:table-cell>
          <table:table-cell table:style-name="Theme_header_secondary_1" office:value-type="string">
            <text:p>HW10</text:p>
          </table:table-cell>
          <table:table-cell table:style-name="Theme_header_secondary_1" office:value-type="string">
            <text:p>Mid</text:p>
          </table:table-cell>
          <table:table-cell table:style-name="Theme_header_secondary_1" office:value-type="string">
            <text:p>Final</text:p>
          </table:table-cell>
          <table:table-cell table:style-name="Theme_header_secondary_1" office:value-type="string">
            <text:p>Avg</text:p>
          </table:table-cell>
          <table:table-cell table:style-name="Theme_header_secondary_1" office:value-type="string">
            <text:p>Wtd</text:p>
          </table:table-cell>
          <table:table-cell table:style-name="Theme_header_secondary_1" office:value-type="string">
            <text:p>Grade</text:p>
          </table:table-cell>
        </table:table-row>
        <table:table-row>
          <table:table-cell table:style-name="Theme_default_9" office:value-type="string">
            <text:p>STU001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3:M3)</text:p>
          </table:table-cell>
          <table:table-cell table:style-name="Theme_default_9" office:value-type="string">
            <text:p>=AVERAGE(D3:M3)*0.4+N3*0.25+O3*0.35</text:p>
          </table:table-cell>
          <table:table-cell table:style-name="Theme_default_9" office:value-type="string">
            <text:p>=IF(Q3&gt;=90;"A";IF(Q3&gt;=80;"B";IF(Q3&gt;=70;"C";IF(Q3&gt;=60;"D";"F"))))</text:p>
          </table:table-cell>
        </table:table-row>
        <table:table-row>
          <table:table-cell table:style-name="Theme_default_9" office:value-type="string">
            <text:p>STU002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4:M4)</text:p>
          </table:table-cell>
          <table:table-cell table:style-name="Theme_default_9" office:value-type="string">
            <text:p>=AVERAGE(D4:M4)*0.4+N4*0.25+O4*0.35</text:p>
          </table:table-cell>
          <table:table-cell table:style-name="Theme_default_9" office:value-type="string">
            <text:p>=IF(Q4&gt;=90;"A";IF(Q4&gt;=80;"B";IF(Q4&gt;=70;"C";IF(Q4&gt;=60;"D";"F"))))</text:p>
          </table:table-cell>
        </table:table-row>
        <table:table-row>
          <table:table-cell table:style-name="Theme_default_9" office:value-type="string">
            <text:p>STU003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5:M5)</text:p>
          </table:table-cell>
          <table:table-cell table:style-name="Theme_default_9" office:value-type="string">
            <text:p>=AVERAGE(D5:M5)*0.4+N5*0.25+O5*0.35</text:p>
          </table:table-cell>
          <table:table-cell table:style-name="Theme_default_9" office:value-type="string">
            <text:p>=IF(Q5&gt;=90;"A";IF(Q5&gt;=80;"B";IF(Q5&gt;=70;"C";IF(Q5&gt;=60;"D";"F"))))</text:p>
          </table:table-cell>
        </table:table-row>
        <table:table-row>
          <table:table-cell table:style-name="Theme_default_9" office:value-type="string">
            <text:p>STU004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6:M6)</text:p>
          </table:table-cell>
          <table:table-cell table:style-name="Theme_default_9" office:value-type="string">
            <text:p>=AVERAGE(D6:M6)*0.4+N6*0.25+O6*0.35</text:p>
          </table:table-cell>
          <table:table-cell table:style-name="Theme_default_9" office:value-type="string">
            <text:p>=IF(Q6&gt;=90;"A";IF(Q6&gt;=80;"B";IF(Q6&gt;=70;"C";IF(Q6&gt;=60;"D";"F"))))</text:p>
          </table:table-cell>
        </table:table-row>
        <table:table-row>
          <table:table-cell table:style-name="Theme_default_9" office:value-type="string">
            <text:p>STU005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7:M7)</text:p>
          </table:table-cell>
          <table:table-cell table:style-name="Theme_default_9" office:value-type="string">
            <text:p>=AVERAGE(D7:M7)*0.4+N7*0.25+O7*0.35</text:p>
          </table:table-cell>
          <table:table-cell table:style-name="Theme_default_9" office:value-type="string">
            <text:p>=IF(Q7&gt;=90;"A";IF(Q7&gt;=80;"B";IF(Q7&gt;=70;"C";IF(Q7&gt;=60;"D";"F"))))</text:p>
          </table:table-cell>
        </table:table-row>
        <table:table-row>
          <table:table-cell table:style-name="Theme_default_9" office:value-type="string">
            <text:p>STU006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8:M8)</text:p>
          </table:table-cell>
          <table:table-cell table:style-name="Theme_default_9" office:value-type="string">
            <text:p>=AVERAGE(D8:M8)*0.4+N8*0.25+O8*0.35</text:p>
          </table:table-cell>
          <table:table-cell table:style-name="Theme_default_9" office:value-type="string">
            <text:p>=IF(Q8&gt;=90;"A";IF(Q8&gt;=80;"B";IF(Q8&gt;=70;"C";IF(Q8&gt;=60;"D";"F"))))</text:p>
          </table:table-cell>
        </table:table-row>
        <table:table-row>
          <table:table-cell table:style-name="Theme_default_9" office:value-type="string">
            <text:p>STU007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9:M9)</text:p>
          </table:table-cell>
          <table:table-cell table:style-name="Theme_default_9" office:value-type="string">
            <text:p>=AVERAGE(D9:M9)*0.4+N9*0.25+O9*0.35</text:p>
          </table:table-cell>
          <table:table-cell table:style-name="Theme_default_9" office:value-type="string">
            <text:p>=IF(Q9&gt;=90;"A";IF(Q9&gt;=80;"B";IF(Q9&gt;=70;"C";IF(Q9&gt;=60;"D";"F"))))</text:p>
          </table:table-cell>
        </table:table-row>
        <table:table-row>
          <table:table-cell table:style-name="Theme_default_9" office:value-type="string">
            <text:p>STU008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10:M10)</text:p>
          </table:table-cell>
          <table:table-cell table:style-name="Theme_default_9" office:value-type="string">
            <text:p>=AVERAGE(D10:M10)*0.4+N10*0.25+O10*0.35</text:p>
          </table:table-cell>
          <table:table-cell table:style-name="Theme_default_9" office:value-type="string">
            <text:p>=IF(Q10&gt;=90;"A";IF(Q10&gt;=80;"B";IF(Q10&gt;=70;"C";IF(Q10&gt;=60;"D";"F"))))</text:p>
          </table:table-cell>
        </table:table-row>
        <table:table-row>
          <table:table-cell table:style-name="Theme_default_9" office:value-type="string">
            <text:p>STU009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11:M11)</text:p>
          </table:table-cell>
          <table:table-cell table:style-name="Theme_default_9" office:value-type="string">
            <text:p>=AVERAGE(D11:M11)*0.4+N11*0.25+O11*0.35</text:p>
          </table:table-cell>
          <table:table-cell table:style-name="Theme_default_9" office:value-type="string">
            <text:p>=IF(Q11&gt;=90;"A";IF(Q11&gt;=80;"B";IF(Q11&gt;=70;"C";IF(Q11&gt;=60;"D";"F"))))</text:p>
          </table:table-cell>
        </table:table-row>
        <table:table-row>
          <table:table-cell table:style-name="Theme_default_9" office:value-type="string">
            <text:p>STU010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12:M12)</text:p>
          </table:table-cell>
          <table:table-cell table:style-name="Theme_default_9" office:value-type="string">
            <text:p>=AVERAGE(D12:M12)*0.4+N12*0.25+O12*0.35</text:p>
          </table:table-cell>
          <table:table-cell table:style-name="Theme_default_9" office:value-type="string">
            <text:p>=IF(Q12&gt;=90;"A";IF(Q12&gt;=80;"B";IF(Q12&gt;=70;"C";IF(Q12&gt;=60;"D";"F"))))</text:p>
          </table:table-cell>
        </table:table-row>
        <table:table-row>
          <table:table-cell table:style-name="Theme_default_9" office:value-type="string">
            <text:p>STU011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13:M13)</text:p>
          </table:table-cell>
          <table:table-cell table:style-name="Theme_default_9" office:value-type="string">
            <text:p>=AVERAGE(D13:M13)*0.4+N13*0.25+O13*0.35</text:p>
          </table:table-cell>
          <table:table-cell table:style-name="Theme_default_9" office:value-type="string">
            <text:p>=IF(Q13&gt;=90;"A";IF(Q13&gt;=80;"B";IF(Q13&gt;=70;"C";IF(Q13&gt;=60;"D";"F"))))</text:p>
          </table:table-cell>
        </table:table-row>
        <table:table-row>
          <table:table-cell table:style-name="Theme_default_9" office:value-type="string">
            <text:p>STU012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14:M14)</text:p>
          </table:table-cell>
          <table:table-cell table:style-name="Theme_default_9" office:value-type="string">
            <text:p>=AVERAGE(D14:M14)*0.4+N14*0.25+O14*0.35</text:p>
          </table:table-cell>
          <table:table-cell table:style-name="Theme_default_9" office:value-type="string">
            <text:p>=IF(Q14&gt;=90;"A";IF(Q14&gt;=80;"B";IF(Q14&gt;=70;"C";IF(Q14&gt;=60;"D";"F"))))</text:p>
          </table:table-cell>
        </table:table-row>
        <table:table-row>
          <table:table-cell table:style-name="Theme_default_9" office:value-type="string">
            <text:p>STU013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15:M15)</text:p>
          </table:table-cell>
          <table:table-cell table:style-name="Theme_default_9" office:value-type="string">
            <text:p>=AVERAGE(D15:M15)*0.4+N15*0.25+O15*0.35</text:p>
          </table:table-cell>
          <table:table-cell table:style-name="Theme_default_9" office:value-type="string">
            <text:p>=IF(Q15&gt;=90;"A";IF(Q15&gt;=80;"B";IF(Q15&gt;=70;"C";IF(Q15&gt;=60;"D";"F"))))</text:p>
          </table:table-cell>
        </table:table-row>
        <table:table-row>
          <table:table-cell table:style-name="Theme_default_9" office:value-type="string">
            <text:p>STU014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16:M16)</text:p>
          </table:table-cell>
          <table:table-cell table:style-name="Theme_default_9" office:value-type="string">
            <text:p>=AVERAGE(D16:M16)*0.4+N16*0.25+O16*0.35</text:p>
          </table:table-cell>
          <table:table-cell table:style-name="Theme_default_9" office:value-type="string">
            <text:p>=IF(Q16&gt;=90;"A";IF(Q16&gt;=80;"B";IF(Q16&gt;=70;"C";IF(Q16&gt;=60;"D";"F"))))</text:p>
          </table:table-cell>
        </table:table-row>
        <table:table-row>
          <table:table-cell table:style-name="Theme_default_9" office:value-type="string">
            <text:p>STU015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17:M17)</text:p>
          </table:table-cell>
          <table:table-cell table:style-name="Theme_default_9" office:value-type="string">
            <text:p>=AVERAGE(D17:M17)*0.4+N17*0.25+O17*0.35</text:p>
          </table:table-cell>
          <table:table-cell table:style-name="Theme_default_9" office:value-type="string">
            <text:p>=IF(Q17&gt;=90;"A";IF(Q17&gt;=80;"B";IF(Q17&gt;=70;"C";IF(Q17&gt;=60;"D";"F"))))</text:p>
          </table:table-cell>
        </table:table-row>
        <table:table-row>
          <table:table-cell table:style-name="Theme_default_9" office:value-type="string">
            <text:p>STU016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18:M18)</text:p>
          </table:table-cell>
          <table:table-cell table:style-name="Theme_default_9" office:value-type="string">
            <text:p>=AVERAGE(D18:M18)*0.4+N18*0.25+O18*0.35</text:p>
          </table:table-cell>
          <table:table-cell table:style-name="Theme_default_9" office:value-type="string">
            <text:p>=IF(Q18&gt;=90;"A";IF(Q18&gt;=80;"B";IF(Q18&gt;=70;"C";IF(Q18&gt;=60;"D";"F"))))</text:p>
          </table:table-cell>
        </table:table-row>
        <table:table-row>
          <table:table-cell table:style-name="Theme_default_9" office:value-type="string">
            <text:p>STU017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19:M19)</text:p>
          </table:table-cell>
          <table:table-cell table:style-name="Theme_default_9" office:value-type="string">
            <text:p>=AVERAGE(D19:M19)*0.4+N19*0.25+O19*0.35</text:p>
          </table:table-cell>
          <table:table-cell table:style-name="Theme_default_9" office:value-type="string">
            <text:p>=IF(Q19&gt;=90;"A";IF(Q19&gt;=80;"B";IF(Q19&gt;=70;"C";IF(Q19&gt;=60;"D";"F"))))</text:p>
          </table:table-cell>
        </table:table-row>
        <table:table-row>
          <table:table-cell table:style-name="Theme_default_9" office:value-type="string">
            <text:p>STU018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20:M20)</text:p>
          </table:table-cell>
          <table:table-cell table:style-name="Theme_default_9" office:value-type="string">
            <text:p>=AVERAGE(D20:M20)*0.4+N20*0.25+O20*0.35</text:p>
          </table:table-cell>
          <table:table-cell table:style-name="Theme_default_9" office:value-type="string">
            <text:p>=IF(Q20&gt;=90;"A";IF(Q20&gt;=80;"B";IF(Q20&gt;=70;"C";IF(Q20&gt;=60;"D";"F"))))</text:p>
          </table:table-cell>
        </table:table-row>
        <table:table-row>
          <table:table-cell table:style-name="Theme_default_9" office:value-type="string">
            <text:p>STU019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21:M21)</text:p>
          </table:table-cell>
          <table:table-cell table:style-name="Theme_default_9" office:value-type="string">
            <text:p>=AVERAGE(D21:M21)*0.4+N21*0.25+O21*0.35</text:p>
          </table:table-cell>
          <table:table-cell table:style-name="Theme_default_9" office:value-type="string">
            <text:p>=IF(Q21&gt;=90;"A";IF(Q21&gt;=80;"B";IF(Q21&gt;=70;"C";IF(Q21&gt;=60;"D";"F"))))</text:p>
          </table:table-cell>
        </table:table-row>
        <table:table-row>
          <table:table-cell table:style-name="Theme_default_9" office:value-type="string">
            <text:p>STU020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22:M22)</text:p>
          </table:table-cell>
          <table:table-cell table:style-name="Theme_default_9" office:value-type="string">
            <text:p>=AVERAGE(D22:M22)*0.4+N22*0.25+O22*0.35</text:p>
          </table:table-cell>
          <table:table-cell table:style-name="Theme_default_9" office:value-type="string">
            <text:p>=IF(Q22&gt;=90;"A";IF(Q22&gt;=80;"B";IF(Q22&gt;=70;"C";IF(Q22&gt;=60;"D";"F"))))</text:p>
          </table:table-cell>
        </table:table-row>
        <table:table-row>
          <table:table-cell table:style-name="Theme_default_9" office:value-type="string">
            <text:p>STU021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23:M23)</text:p>
          </table:table-cell>
          <table:table-cell table:style-name="Theme_default_9" office:value-type="string">
            <text:p>=AVERAGE(D23:M23)*0.4+N23*0.25+O23*0.35</text:p>
          </table:table-cell>
          <table:table-cell table:style-name="Theme_default_9" office:value-type="string">
            <text:p>=IF(Q23&gt;=90;"A";IF(Q23&gt;=80;"B";IF(Q23&gt;=70;"C";IF(Q23&gt;=60;"D";"F"))))</text:p>
          </table:table-cell>
        </table:table-row>
        <table:table-row>
          <table:table-cell table:style-name="Theme_default_9" office:value-type="string">
            <text:p>STU022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24:M24)</text:p>
          </table:table-cell>
          <table:table-cell table:style-name="Theme_default_9" office:value-type="string">
            <text:p>=AVERAGE(D24:M24)*0.4+N24*0.25+O24*0.35</text:p>
          </table:table-cell>
          <table:table-cell table:style-name="Theme_default_9" office:value-type="string">
            <text:p>=IF(Q24&gt;=90;"A";IF(Q24&gt;=80;"B";IF(Q24&gt;=70;"C";IF(Q24&gt;=60;"D";"F"))))</text:p>
          </table:table-cell>
        </table:table-row>
        <table:table-row>
          <table:table-cell table:style-name="Theme_default_9" office:value-type="string">
            <text:p>STU023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25:M25)</text:p>
          </table:table-cell>
          <table:table-cell table:style-name="Theme_default_9" office:value-type="string">
            <text:p>=AVERAGE(D25:M25)*0.4+N25*0.25+O25*0.35</text:p>
          </table:table-cell>
          <table:table-cell table:style-name="Theme_default_9" office:value-type="string">
            <text:p>=IF(Q25&gt;=90;"A";IF(Q25&gt;=80;"B";IF(Q25&gt;=70;"C";IF(Q25&gt;=60;"D";"F"))))</text:p>
          </table:table-cell>
        </table:table-row>
        <table:table-row>
          <table:table-cell table:style-name="Theme_default_9" office:value-type="string">
            <text:p>STU024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26:M26)</text:p>
          </table:table-cell>
          <table:table-cell table:style-name="Theme_default_9" office:value-type="string">
            <text:p>=AVERAGE(D26:M26)*0.4+N26*0.25+O26*0.35</text:p>
          </table:table-cell>
          <table:table-cell table:style-name="Theme_default_9" office:value-type="string">
            <text:p>=IF(Q26&gt;=90;"A";IF(Q26&gt;=80;"B";IF(Q26&gt;=70;"C";IF(Q26&gt;=60;"D";"F"))))</text:p>
          </table:table-cell>
        </table:table-row>
        <table:table-row>
          <table:table-cell table:style-name="Theme_default_9" office:value-type="string">
            <text:p>STU025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27:M27)</text:p>
          </table:table-cell>
          <table:table-cell table:style-name="Theme_default_9" office:value-type="string">
            <text:p>=AVERAGE(D27:M27)*0.4+N27*0.25+O27*0.35</text:p>
          </table:table-cell>
          <table:table-cell table:style-name="Theme_default_9" office:value-type="string">
            <text:p>=IF(Q27&gt;=90;"A";IF(Q27&gt;=80;"B";IF(Q27&gt;=70;"C";IF(Q27&gt;=60;"D";"F"))))</text:p>
          </table:table-cell>
        </table:table-row>
        <table:table-row>
          <table:table-cell table:style-name="Theme_default_9" office:value-type="string">
            <text:p>STU026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28:M28)</text:p>
          </table:table-cell>
          <table:table-cell table:style-name="Theme_default_9" office:value-type="string">
            <text:p>=AVERAGE(D28:M28)*0.4+N28*0.25+O28*0.35</text:p>
          </table:table-cell>
          <table:table-cell table:style-name="Theme_default_9" office:value-type="string">
            <text:p>=IF(Q28&gt;=90;"A";IF(Q28&gt;=80;"B";IF(Q28&gt;=70;"C";IF(Q28&gt;=60;"D";"F"))))</text:p>
          </table:table-cell>
        </table:table-row>
        <table:table-row>
          <table:table-cell table:style-name="Theme_default_9" office:value-type="string">
            <text:p>STU027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29:M29)</text:p>
          </table:table-cell>
          <table:table-cell table:style-name="Theme_default_9" office:value-type="string">
            <text:p>=AVERAGE(D29:M29)*0.4+N29*0.25+O29*0.35</text:p>
          </table:table-cell>
          <table:table-cell table:style-name="Theme_default_9" office:value-type="string">
            <text:p>=IF(Q29&gt;=90;"A";IF(Q29&gt;=80;"B";IF(Q29&gt;=70;"C";IF(Q29&gt;=60;"D";"F"))))</text:p>
          </table:table-cell>
        </table:table-row>
        <table:table-row>
          <table:table-cell table:style-name="Theme_default_9" office:value-type="string">
            <text:p>STU028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30:M30)</text:p>
          </table:table-cell>
          <table:table-cell table:style-name="Theme_default_9" office:value-type="string">
            <text:p>=AVERAGE(D30:M30)*0.4+N30*0.25+O30*0.35</text:p>
          </table:table-cell>
          <table:table-cell table:style-name="Theme_default_9" office:value-type="string">
            <text:p>=IF(Q30&gt;=90;"A";IF(Q30&gt;=80;"B";IF(Q30&gt;=70;"C";IF(Q30&gt;=60;"D";"F"))))</text:p>
          </table:table-cell>
        </table:table-row>
        <table:table-row>
          <table:table-cell table:style-name="Theme_default_9" office:value-type="string">
            <text:p>STU029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31:M31)</text:p>
          </table:table-cell>
          <table:table-cell table:style-name="Theme_default_9" office:value-type="string">
            <text:p>=AVERAGE(D31:M31)*0.4+N31*0.25+O31*0.35</text:p>
          </table:table-cell>
          <table:table-cell table:style-name="Theme_default_9" office:value-type="string">
            <text:p>=IF(Q31&gt;=90;"A";IF(Q31&gt;=80;"B";IF(Q31&gt;=70;"C";IF(Q31&gt;=60;"D";"F"))))</text:p>
          </table:table-cell>
        </table:table-row>
        <table:table-row>
          <table:table-cell table:style-name="Theme_default_9" office:value-type="string">
            <text:p>STU030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AVERAGE(D32:M32)</text:p>
          </table:table-cell>
          <table:table-cell table:style-name="Theme_default_9" office:value-type="string">
            <text:p>=AVERAGE(D32:M32)*0.4+N32*0.25+O32*0.35</text:p>
          </table:table-cell>
          <table:table-cell table:style-name="Theme_default_9" office:value-type="string">
            <text:p>=IF(Q32&gt;=90;"A";IF(Q32&gt;=80;"B";IF(Q32&gt;=70;"C";IF(Q32&gt;=60;"D";"F"))))</text:p>
          </table:table-cell>
        </table:table-row>
        <table:table-row/>
        <table:table-row>
          <table:table-cell table:style-name="Theme_header_secondary_1" table:number-columns-spanned="3" office:value-type="string">
            <text:p>STATISTICS</text:p>
          </table:table-cell>
          <table:covered-table-cell/>
          <table:covered-table-cell/>
        </table:table-row>
        <table:table-row>
          <table:table-cell table:style-name="Theme_default_9" table:number-columns-spanned="3" office:value-type="string">
            <text:p>Class Average</text:p>
          </table:table-cell>
          <table:covered-table-cell/>
          <table:covered-table-cell/>
          <table:table-cell table:style-name="Theme_default_9" office:value-type="string">
            <text:p>=AVERAGE(F3:F32)</text:p>
          </table:table-cell>
          <table:table-cell table:style-name="Theme_default_9" office:value-type="string">
            <text:p>=AVERAGE(G3:G32)</text:p>
          </table:table-cell>
          <table:table-cell table:style-name="Theme_default_9" office:value-type="string">
            <text:p>=AVERAGE(H3:H32)</text:p>
          </table:table-cell>
          <table:table-cell table:style-name="Theme_default_9" office:value-type="string">
            <text:p>=AVERAGE(I3:I32)</text:p>
          </table:table-cell>
          <table:table-cell table:style-name="Theme_default_9" office:value-type="string">
            <text:p>=AVERAGE(J3:J32)</text:p>
          </table:table-cell>
          <table:table-cell table:style-name="Theme_default_9" office:value-type="string">
            <text:p>=AVERAGE(K3:K32)</text:p>
          </table:table-cell>
          <table:table-cell table:style-name="Theme_default_9" office:value-type="string">
            <text:p>=AVERAGE(L3:L32)</text:p>
          </table:table-cell>
          <table:table-cell table:style-name="Theme_default_9" office:value-type="string">
            <text:p>=AVERAGE(M3:M32)</text:p>
          </table:table-cell>
        </table:table-row>
        <table:table-row>
          <table:table-cell table:style-name="Theme_default_9" table:number-columns-spanned="3" office:value-type="string">
            <text:p>Std Deviation</text:p>
          </table:table-cell>
          <table:covered-table-cell/>
          <table:covered-table-cell/>
          <table:table-cell table:style-name="Theme_default_9" office:value-type="string">
            <text:p>=STDEV(F3:F32)</text:p>
          </table:table-cell>
          <table:table-cell table:style-name="Theme_default_9" office:value-type="string">
            <text:p>=STDEV(G3:G32)</text:p>
          </table:table-cell>
          <table:table-cell table:style-name="Theme_default_9" office:value-type="string">
            <text:p>=STDEV(H3:H32)</text:p>
          </table:table-cell>
          <table:table-cell table:style-name="Theme_default_9" office:value-type="string">
            <text:p>=STDEV(I3:I32)</text:p>
          </table:table-cell>
          <table:table-cell table:style-name="Theme_default_9" office:value-type="string">
            <text:p>=STDEV(J3:J32)</text:p>
          </table:table-cell>
          <table:table-cell table:style-name="Theme_default_9" office:value-type="string">
            <text:p>=STDEV(K3:K32)</text:p>
          </table:table-cell>
          <table:table-cell table:style-name="Theme_default_9" office:value-type="string">
            <text:p>=STDEV(L3:L32)</text:p>
          </table:table-cell>
          <table:table-cell table:style-name="Theme_default_9" office:value-type="string">
            <text:p>=STDEV(M3:M32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